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3d9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---</text:p>
      <text:p text:style-name="Preformatted_20_Text">## Front matter</text:p>
      <text:p text:style-name="Preformatted_20_Text">title: "<text:span text:style-name="T1">Отчёт по лабораторной работе №3 </text:span>"</text:p>
      <text:p text:style-name="Preformatted_20_Text">subtitle: "<text:span text:style-name="T1">Дисциплина: Архитектура компьютера</text:span>"</text:p>
      <text:p text:style-name="Preformatted_20_Text">author: "<text:span text:style-name="T1">Сахно Алёна Юрьевна</text:span>"</text:p>
      <text:p text:style-name="Preformatted_20_Text"/>
      <text:p text:style-name="Preformatted_20_Text">## Generic otions</text:p>
      <text:p text:style-name="Preformatted_20_Text">lang: ru-RU</text:p>
      <text:p text:style-name="Preformatted_20_Text">toc-title: "Содержание"</text:p>
      <text:p text:style-name="Preformatted_20_Text"/>
      <text:p text:style-name="Preformatted_20_Text">## Bibliography</text:p>
      <text:p text:style-name="Preformatted_20_Text">bibliography: bib/cite.bib</text:p>
      <text:p text:style-name="Preformatted_20_Text">csl: pandoc/csl/gost-r-7-0-5-2008-numeric.csl</text:p>
      <text:p text:style-name="Preformatted_20_Text"/>
      <text:p text:style-name="Preformatted_20_Text">## Pdf output format</text:p>
      <text:p text:style-name="Preformatted_20_Text">toc: true # Table of contents</text:p>
      <text:p text:style-name="Preformatted_20_Text">toc-depth: 2</text:p>
      <text:p text:style-name="Preformatted_20_Text">lof: true # List of figures</text:p>
      <text:p text:style-name="Preformatted_20_Text">lot: true # List of tables</text:p>
      <text:p text:style-name="Preformatted_20_Text">fontsize: 12pt</text:p>
      <text:p text:style-name="Preformatted_20_Text">linestretch: 1.5</text:p>
      <text:p text:style-name="Preformatted_20_Text">papersize: a4</text:p>
      <text:p text:style-name="Preformatted_20_Text">documentclass: scrreprt</text:p>
      <text:p text:style-name="Preformatted_20_Text">## I18n polyglossia</text:p>
      <text:p text:style-name="Preformatted_20_Text">polyglossia-lang:</text:p>
      <text:p text:style-name="Preformatted_20_Text"><text:s text:c="2"/>name: russian</text:p>
      <text:p text:style-name="Preformatted_20_Text"><text:s text:c="2"/>options:</text:p>
      <text:p text:style-name="Preformatted_20_Text"><text:tab/>- spelling=modern</text:p>
      <text:p text:style-name="Preformatted_20_Text"><text:tab/>- babelshorthands=true</text:p>
      <text:p text:style-name="Preformatted_20_Text">polyglossia-otherlangs:</text:p>
      <text:p text:style-name="Preformatted_20_Text"><text:s text:c="2"/>name: english</text:p>
      <text:p text:style-name="Preformatted_20_Text">## I18n babel</text:p>
      <text:p text:style-name="Preformatted_20_Text">babel-lang: russian</text:p>
      <text:p text:style-name="Preformatted_20_Text">babel-otherlangs: english</text:p>
      <text:p text:style-name="Preformatted_20_Text">## Fonts</text:p>
      <text:p text:style-name="Preformatted_20_Text">mainfont: IBM Plex Serif</text:p>
      <text:p text:style-name="Preformatted_20_Text">romanfont: IBM Plex Serif</text:p>
      <text:p text:style-name="Preformatted_20_Text">sansfont: IBM Plex Sans</text:p>
      <text:p text:style-name="Preformatted_20_Text">monofont: IBM Plex Mono</text:p>
      <text:p text:style-name="Preformatted_20_Text">mathfont: STIX Two Math</text:p>
      <text:p text:style-name="Preformatted_20_Text">mainfontoptions: Ligatures=Common,Ligatures=TeX,Scale=0.94</text:p>
      <text:p text:style-name="Preformatted_20_Text">romanfontoptions: Ligatures=Common,Ligatures=TeX,Scale=0.94</text:p>
      <text:p text:style-name="Preformatted_20_Text">sansfontoptions: Ligatures=Common,Ligatures=TeX,Scale=MatchLowercase,Scale=0.94</text:p>
      <text:p text:style-name="Preformatted_20_Text">monofontoptions: Scale=MatchLowercase,Scale=0.94,FakeStretch=0.9</text:p>
      <text:p text:style-name="Preformatted_20_Text">mathfontoptions:</text:p>
      <text:p text:style-name="Preformatted_20_Text">## Biblatex</text:p>
      <text:p text:style-name="Preformatted_20_Text">biblatex: true</text:p>
      <text:p text:style-name="Preformatted_20_Text">biblio-style: "gost-numeric"</text:p>
      <text:p text:style-name="Preformatted_20_Text">biblatexoptions:</text:p>
      <text:p text:style-name="Preformatted_20_Text"><text:s text:c="2"/>- parentracker=true</text:p>
      <text:p text:style-name="Preformatted_20_Text"><text:s text:c="2"/>- backend=biber</text:p>
      <text:p text:style-name="Preformatted_20_Text"><text:s text:c="2"/>- hyperref=auto</text:p>
      <text:p text:style-name="Preformatted_20_Text"><text:s text:c="2"/>- language=auto</text:p>
      <text:p text:style-name="Preformatted_20_Text"><text:s text:c="2"/>- autolang=other*</text:p>
      <text:p text:style-name="Preformatted_20_Text"><text:s text:c="2"/>- citestyle=gost-numeric</text:p>
      <text:p text:style-name="Preformatted_20_Text">## Pandoc-crossref LaTeX customization</text:p>
      <text:p text:style-name="Preformatted_20_Text">figureTitle: "Рис."</text:p>
      <text:p text:style-name="Preformatted_20_Text">tableTitle: "Таблица"</text:p>
      <text:p text:style-name="Preformatted_20_Text">listingTitle: "Листинг"</text:p>
      <text:p text:style-name="Preformatted_20_Text">lofTitle: "Список иллюстраций"</text:p>
      <text:p text:style-name="Preformatted_20_Text">lotTitle: "Список таблиц"</text:p>
      <text:p text:style-name="Preformatted_20_Text">lolTitle: "Листинги"</text:p>
      <text:p text:style-name="Preformatted_20_Text">## Misc options</text:p>
      <text:p text:style-name="Preformatted_20_Text">indent: true</text:p>
      <text:p text:style-name="Preformatted_20_Text"><text:soft-page-break/>header-includes:</text:p>
      <text:p text:style-name="Preformatted_20_Text"><text:s text:c="2"/>- \usepackage{indentfirst}</text:p>
      <text:p text:style-name="Preformatted_20_Text"><text:s text:c="2"/>- \usepackage{float} # keep figures where there are in the text</text:p>
      <text:p text:style-name="Preformatted_20_Text"><text:s text:c="2"/>- \floatplacement{figure}{H} # keep figures where there are in the text</text:p>
      <text:p text:style-name="Preformatted_20_Text">---</text:p>
      <text:p text:style-name="Preformatted_20_Text"/>
      <text:p text:style-name="Preformatted_20_Text"># Цель работы</text:p>
      <text:p text:style-name="Preformatted_20_Text"/>
      <text:p text:style-name="Preformatted_20_Text">Здесь приводится формулировка цели лабораторной работы. Формулировки</text:p>
      <text:p text:style-name="Preformatted_20_Text">цели для каждой лабораторной работы приведены в методических</text:p>
      <text:p text:style-name="Preformatted_20_Text">указаниях.</text:p>
      <text:p text:style-name="Preformatted_20_Text"/>
      <text:p text:style-name="Preformatted_20_Text">Цель данного шаблона --- максимально упростить подготовку отчётов по</text:p>
      <text:p text:style-name="Preformatted_20_Text">лабораторным работам. <text:s/>Модифицируя данный шаблон, студенты смогут без</text:p>
      <text:p text:style-name="Preformatted_20_Text">труда подготовить отчёт по лабораторным работам, а также познакомиться</text:p>
      <text:p text:style-name="Preformatted_20_Text">с основными возможностями разметки Markdown.</text:p>
      <text:p text:style-name="Preformatted_20_Text"/>
      <text:p text:style-name="Preformatted_20_Text"># Задание</text:p>
      <text:p text:style-name="Preformatted_20_Text"/>
      <text:p text:style-name="Preformatted_20_Text">Здесь приводится описание задания в соответствии с рекомендациями</text:p>
      <text:p text:style-name="Preformatted_20_Text">методического пособия и выданным вариантом.</text:p>
      <text:p text:style-name="Preformatted_20_Text"/>
      <text:p text:style-name="Preformatted_20_Text"># Теоретическое введение</text:p>
      <text:p text:style-name="Preformatted_20_Text"/>
      <text:p text:style-name="Preformatted_20_Text">Здесь описываются теоретические аспекты, связанные с выполнением работы.</text:p>
      <text:p text:style-name="Preformatted_20_Text"/>
      <text:p text:style-name="Preformatted_20_Text">Например, в табл. [-@tbl:std-dir] приведено краткое описание стандартных каталогов Unix.</text:p>
      <text:p text:style-name="Preformatted_20_Text"/>
      <text:p text:style-name="Preformatted_20_Text">: Описание некоторых каталогов файловой системы GNU Linux {#tbl:std-dir}</text:p>
      <text:p text:style-name="Preformatted_20_Text"/>
      <text:p text:style-name="Preformatted_20_Text">| Имя каталога | Описание каталога <text:s text:c="105"/>|</text:p>
      <text:p text:style-name="Preformatted_20_Text">|--------------|----------------------------------------------------------------------------------------------------------------------------|</text:p>
      <text:p text:style-name="Preformatted_20_Text">| `/` <text:s text:c="9"/>| Корневая директория, содержащая всю файловую <text:s text:c="78"/>|</text:p>
      <text:p text:style-name="Preformatted_20_Text">| `/bin ` <text:s text:c="5"/>| Основные системные утилиты, необходимые как в однопользовательском режиме, так и при обычной работе всем пользователям <text:s text:c="4"/>|</text:p>
      <text:p text:style-name="Preformatted_20_Text">| `/etc` <text:s text:c="6"/>| Общесистемные конфигурационные файлы и файлы конфигурации установленных программ <text:s text:c="42"/>|</text:p>
      <text:p text:style-name="Preformatted_20_Text">| `/home` <text:s text:c="5"/>| Содержит домашние директории пользователей, которые, в свою очередь, содержат персональные настройки и данные пользователя |</text:p>
      <text:p text:style-name="Preformatted_20_Text">| `/media` <text:s text:c="4"/>| Точки монтирования для сменных носителей <text:s text:c="82"/>|</text:p>
      <text:p text:style-name="Preformatted_20_Text">| `/root` <text:s text:c="5"/>| Домашняя директория пользователя <text:s/>`root` <text:s text:c="82"/>|</text:p>
      <text:p text:style-name="Preformatted_20_Text">| `/tmp` <text:s text:c="6"/>| Временные файлы <text:s text:c="107"/>|</text:p>
      <text:p text:style-name="Preformatted_20_Text">| `/usr` <text:s text:c="6"/>| Вторичная иерархия для данных пользователя <text:s text:c="80"/>|</text:p>
      <text:p text:style-name="Preformatted_20_Text"/>
      <text:p text:style-name="Preformatted_20_Text">Более подробно про Unix см. в [@tanenbaum_book_modern-os_ru; @robbins_book_bash_en; @zarrelli_book_mastering-bash_en; @newham_book_learning-bash_en].</text:p>
      <text:p text:style-name="Preformatted_20_Text"/>
      <text:p text:style-name="Preformatted_20_Text"># Выполнение лабораторной работы</text:p>
      <text:p text:style-name="Preformatted_20_Text"/>
      <text:p text:style-name="Preformatted_20_Text">Описываются проведённые действия, в качестве иллюстрации даётся ссылка на иллюстрацию (рис. [-@fig:001]).</text:p>
      <text:p text:style-name="Preformatted_20_Text"/>
      <text:p text:style-name="Preformatted_20_Text">![Название рисунка](image/placeimg_800_600_tech.jpg){#fig:001 width=70%}</text:p>
      <text:p text:style-name="Preformatted_20_Text"/>
      <text:p text:style-name="Preformatted_20_Text"># Выводы</text:p>
      <text:p text:style-name="Preformatted_20_Text"><text:soft-page-break/></text:p>
      <text:p text:style-name="Preformatted_20_Text">Здесь кратко описываются итоги проделанной работы.</text:p>
      <text:p text:style-name="Preformatted_20_Text"/>
      <text:p text:style-name="Preformatted_20_Text"># Список литературы{.unnumbered}</text:p>
      <text:p text:style-name="Preformatted_20_Text"/>
      <text:p text:style-name="Preformatted_20_Text">::: {#refs}</text:p>
      <text:p text:style-name="Preformatted_20_Text">::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1T00:17:07.852777288</dc:date>
    <meta:editing-duration>PT5M35S</meta:editing-duration>
    <meta:editing-cycles>1</meta:editing-cycles>
    <meta:document-statistic meta:table-count="0" meta:image-count="0" meta:object-count="0" meta:page-count="3" meta:paragraph-count="100" meta:word-count="423" meta:character-count="4271" meta:non-whitespace-character-count="3296"/>
    <meta:generator>LibreOffice/24.2.6.2$Linux_X86_64 LibreOffice_project/420$Build-2</meta:generator>
  </office:meta>
</office:document-meta>
</file>